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Courier New', Courier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33014561096774215" text:style-name="Outline">
        <text:list-item>
          <text:h text:style-name="P3" text:outline-level="1">FutureBuild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24-3-2017</text:p>
      <text:p text:style-name="Standard"/>
      <text:p text:style-name="P1">Programa:<text:tab/><text:tab/><text:a xlink:type="simple" xlink:href="https://medium.com/saugo360/flutter-my-futurebuilder-keeps-firing-6e774830bc2" text:style-name="Internet_20_link" text:visited-style-name="Visited_20_Internet_20_Link">futureBulder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Courier New', Courier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dc:creator>Máximo Meza</dc:creator>
    <meta:editing-cycles>14</meta:editing-cycles>
    <meta:creation-date>2018-03-07T12:45:00</meta:creation-date>
    <dc:date>2019-03-24T17:28:48</dc:date>
    <meta:editing-duration>PT20M57S</meta:editing-duration>
    <meta:generator>OpenOffice/4.1.6$Unix OpenOffice.org_project/416m1$Build-9790</meta:generator>
    <meta:document-statistic meta:table-count="0" meta:image-count="0" meta:object-count="0" meta:page-count="2" meta:paragraph-count="9" meta:word-count="17" meta:character-count="1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